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RequestImpl.getParameterValues( String param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opedRequestImpl.add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RequestImpl.getParameter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questImpl.ScopedRequestImpl( HttpServletRequest req , String overrideRequestURI , Object scopeKey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Forwarde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AttributeNam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opedRequestImpl.setAttribute( String attrName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questImpl.doForwa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opedRequestImpl.setPathInfo( String pat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setAc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Scop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Attribute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Scoped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Attribu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ScopedRequestImpl( HttpServletRequest req , String overrideRequestURI , Object scopeKey , ServletContext servletContext , boolean seeOuterRequest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RequestImpl.getNamesOfRemovabl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questImpl.setRequestURI( String contextPath , String servle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RequestImpl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ListenScopeParameter( String para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RequestImpl.addListenScope( Object scop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questImpl.setServletPath( String servlet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opedRequestImpl.persi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RequestImpl.registerOuterAttribute(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questImpl.restore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questImpl.parseQuery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opedRequestImpl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renameScope( Object new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hasListenSco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LocalParameter( String param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opedRequestImpl.getOut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RequestDispatch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filterParameterMap( Map parameter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opedRequestImpl.getParameterNam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opedRequestImpl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getAttribute( String attrName , boolean allowOuterRequest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opedRequestImpl.setAttributeMap( Map saved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pedRequestImpl.renameSessionScope( Object oldScopeKey , Object newScopeKey , HttpServletRequest outer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questImpl.setReques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questImpl.removeAttribute( String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questImpl.did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questImpl.setForwarded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